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4"/>
        <table:table-column table:style-name="co2" table:number-columns-repeated="1018" table:default-cell-style-name="ce12"/>
        <table:table-row table:style-name="ro1">
          <table:table-cell table:style-name="ce3" office:value-type="string" calcext:value-type="string">
            <text:p>Task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Priority</text:p>
          </table:table-cell>
          <table:table-cell table:style-name="ce16" office:value-type="string" calcext:value-type="string">
            <text:p>Effort</text:p>
          </table:table-cell>
          <table:table-cell table:style-name="ce16" office:value-type="string" calcext:value-type="string">
            <text:p>Where</text:p>
          </table:table-cell>
          <table:table-cell table:style-name="ce16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a README on GitHub</text:p>
          </table:table-cell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heck and improve documentation for existing function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reate Rmd to export analyses with shinyMeta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select species to exclu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to compute diversity per camera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ot diversity per camera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rrect bug → show cameras for mica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10" office:value-type="string" calcext:value-type="string">
            <text:p>Interface + 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dd new module to select dat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elect data functions → based on species or on cameras</text:p>
          </table:table-cell>
          <table:table-cell table:style-name="ce10" office:value-type="string" calcext:value-type="string">
            <text:p>Interface + cod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rrect trapping nights bug (when camera df provided but no setup or retrieval)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ameras summary: better way to show code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pecies summary: create function (species, seen on x cameras, RAI, n pics)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move Two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Two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reate vignettes to demonstrate package functioning and see how user-friendly functions are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Mid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Ongo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d facetting columns or/and radiobutton to choose between count and npic in interface for plot bar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reate interface for one specie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High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for one species: compute activity tim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de for one species: plot activity tim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High</text:p>
          </table:table-cell>
          <table:table-cell table:style-name="ce10" office:value-type="string" calcext:value-type="string">
            <text:p>One 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pan text:style-name="T1">Select data functions → based </text:span>on values of a second column</text:p>
          </table:table-cell>
          <table:table-cell office:value-type="string" calcext:value-type="string">
            <text:p>Interface + 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 plot: add option for setup/retrieval boxe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Plot species bars : add code to take into account non-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High 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Allspecies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rge summarize_species and get_diversity_table functions ? (or at least reuse some part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dd option to filter out cameras filtered when removing the species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Low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elect data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Add validate statements to prevent from using empty tables if no cameras or no species selected (or incompatible cameras/species)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options in plot_points to plot only cameras with data</text:p>
          </table:table-cell>
          <table:table-cell office:value-type="string" calcext:value-type="string">
            <text:p>Interface + 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emove magrittr dependency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ange package description (This package…)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10" office:value-type="string" calcext:value-type="string">
            <text:p>Interface + 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Remove date format box but create custom date parsing function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coordinates format below lon/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pdate the way of counting camera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Correct activity times to match newly computed times from camera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ove map and cameras in columns</text:p>
          </table:table-cell>
          <table:table-cell table:style-name="ce10" office:value-type="string" calcext:value-type="string">
            <text:p>Interface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move ShinyDashboard and lubridate dependency?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id</text:p>
          </table:table-cell>
          <table:table-cell table:style-name="ce14" office:value-type="string" calcext:value-type="string">
            <text:p>Small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8" office:value-type="string" calcext:value-type="string">
            <text:p>Better theme (colors, fonts)</text:p>
          </table:table-cell>
          <table:table-cell table:style-name="ce17" office:value-type="string" calcext:value-type="string">
            <text:p>Interface</text:p>
          </table:table-cell>
          <table:table-cell table:number-columns-repeated="2" table:style-name="ce17" office:value-type="string" calcext:value-type="string">
            <text:p>Mid</text:p>
          </table:table-cell>
          <table:table-cell table:style-name="ce17" office:value-type="string" calcext:value-type="string">
            <text:p>All</text:p>
          </table:table-cell>
          <table:table-cell table:style-name="ce17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 option to give datasets in input for Shin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ndle NA species (in case observation type is not animal) in get diversity table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rrange date time (Radio buttons on the left and date or date time on the right in vertical format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 info (?) next to column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?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clean_data to remove camera columns after spli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Select data functions → based </text:span>on dates</text:p>
          </table:table-cell>
          <table:table-cell office:value-type="string" calcext:value-type="string">
            <text:p>Interface + 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amera activity: add option for custom color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a activity: add option for axis ticks width and date formatting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checkbox to choose to display camera names on map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Modify plot_species_bars to allow to plot non-animals too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plit code functions in several files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name lat/lon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lace cameras before lon lat</text:p>
          </table:table-cell>
          <table:table-cell table:style-name="ce10" office:value-type="string" calcext:value-type="string">
            <text:p>Interface</text:p>
          </table:table-cell>
          <table:table-cell table:number-columns-repeated="2"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dd a format argument instead of tryFormats in add_tryformats</text:p>
          </table:table-cell>
          <table:table-cell table:style-name="ce14" office:value-type="string" calcext:value-type="string">
            <text:p>Code</text:p>
          </table:table-cell>
          <table:table-cell table:number-columns-repeated="2" table:style-name="ce14" office:value-type="string" calcext:value-type="string">
            <text:p>Small</text:p>
          </table:table-cell>
          <table:table-cell table:style-name="ce14" office:value-type="string" calcext:value-type="string">
            <text:p>Import</text:p>
          </table:table-cell>
          <table:table-cell table:style-name="ce14"/>
          <table:table-cell table:number-columns-repeated="1018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ce lat besides lon and retrieval besides setu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 activity: add checkbox to tick show setup/retrieval times or n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6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6-01T16:33:35.835340386</dc:date>
    <meta:editing-duration>P1DT13H37M38S</meta:editing-duration>
    <meta:editing-cycles>31</meta:editing-cycles>
    <meta:generator>LibreOffice/7.5.3.2$Linux_X86_64 LibreOffice_project/50$Build-2</meta:generator>
    <meta:document-statistic meta:table-count="1" meta:cell-count="344" meta:object-count="0"/>
  </office:meta>
</office:document-meta>
</file>